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shapes>
          <draw:frame draw:z-index="0" draw:style-name="gr1" draw:text-style-name="P1" svg:width="15.999cm" svg:height="8.999cm" svg:x="9.147cm" svg:y="0.019cm">
            <draw:object draw:notify-on-update-of-ranges="laptop.D1:laptop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>
            <draw:frame draw:z-index="6" draw:style-name="gr1" draw:text-style-name="P1" svg:width="15.999cm" svg:height="8.999cm" svg:x="0.001cm" svg:y="0.001cm">
              <draw:object draw:notify-on-update-of-ranges="laptop.D22:laptop.D3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1942" calcext:value-type="float">
            <text:p>0.001942</text:p>
          </table:table-cell>
          <table:table-cell>
            <draw:frame draw:z-index="1" draw:style-name="gr1" draw:text-style-name="P1" svg:width="15.999cm" svg:height="8.999cm" svg:x="0.001cm" svg:y="0.001cm">
              <draw:object draw:notify-on-update-of-ranges="laptop.D43:laptop.D5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1234" calcext:value-type="float">
            <text:p>0.00123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1079" calcext:value-type="float">
            <text:p>0.00107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874" calcext:value-type="float">
            <text:p>0.00087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1144" calcext:value-type="float">
            <text:p>0.00114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00769" calcext:value-type="float">
            <text:p>0.00076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00841" calcext:value-type="float">
            <text:p>0.00084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00859" calcext:value-type="float">
            <text:p>0.00085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01361" calcext:value-type="float">
            <text:p>0.00136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00803" calcext:value-type="float">
            <text:p>0.00080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00745" calcext:value-type="float">
            <text:p>0.00074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00832" calcext:value-type="float">
            <text:p>0.00083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01135" calcext:value-type="float">
            <text:p>0.00113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00902" calcext:value-type="float">
            <text:p>0.00090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00896" calcext:value-type="float">
            <text:p>0.00089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00894" calcext:value-type="float">
            <text:p>0.00089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6436" calcext:value-type="float">
            <text:p>0.006436</text:p>
          </table:table-cell>
          <table:table-cell>
            <draw:frame draw:z-index="7" draw:style-name="gr1" draw:text-style-name="P1" svg:width="15.999cm" svg:height="8.999cm" svg:x="0.001cm" svg:y="0.001cm">
              <draw:object draw:notify-on-update-of-ranges="laptop.D64:laptop.D7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004627" calcext:value-type="float">
            <text:p>0.00462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03108" calcext:value-type="float">
            <text:p>0.00310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02445" calcext:value-type="float">
            <text:p>0.00244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003011" calcext:value-type="float">
            <text:p>0.00301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003252" calcext:value-type="float">
            <text:p>0.00325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002789" calcext:value-type="float">
            <text:p>0.00278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002544" calcext:value-type="float">
            <text:p>0.00254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003208" calcext:value-type="float">
            <text:p>0.00320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002955" calcext:value-type="float">
            <text:p>0.00295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002565" calcext:value-type="float">
            <text:p>0.00256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002972" calcext:value-type="float">
            <text:p>0.00297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002799" calcext:value-type="float">
            <text:p>0.00279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00251" calcext:value-type="float">
            <text:p>0.0025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002467" calcext:value-type="float">
            <text:p>0.00246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002492" calcext:value-type="float">
            <text:p>0.002492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14004" calcext:value-type="float">
            <text:p>0.014004</text:p>
          </table:table-cell>
          <table:table-cell>
            <draw:frame draw:z-index="2" draw:style-name="gr1" draw:text-style-name="P1" svg:width="15.999cm" svg:height="8.999cm" svg:x="0.001cm" svg:y="0cm">
              <draw:object draw:notify-on-update-of-ranges="laptop.D85:laptop.D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749" calcext:value-type="float">
            <text:p>0.0074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8347" calcext:value-type="float">
            <text:p>0.00834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6504" calcext:value-type="float">
            <text:p>0.006504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825" calcext:value-type="float">
            <text:p>0.0082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07323" calcext:value-type="float">
            <text:p>0.00732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07052" calcext:value-type="float">
            <text:p>0.00705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06036" calcext:value-type="float">
            <text:p>0.00603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07342" calcext:value-type="float">
            <text:p>0.00734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07417" calcext:value-type="float">
            <text:p>0.00741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06578" calcext:value-type="float">
            <text:p>0.00657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06292" calcext:value-type="float">
            <text:p>0.00629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06958" calcext:value-type="float">
            <text:p>0.00695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06921" calcext:value-type="float">
            <text:p>0.00692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0645" calcext:value-type="float">
            <text:p>0.0064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0623" calcext:value-type="float">
            <text:p>0.0062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57186" calcext:value-type="float">
            <text:p>0.057186</text:p>
          </table:table-cell>
          <table:table-cell>
            <draw:frame draw:z-index="8" draw:style-name="gr1" draw:text-style-name="P1" svg:width="15.999cm" svg:height="8.999cm" svg:x="0.001cm" svg:y="0.001cm">
              <draw:object draw:notify-on-update-of-ranges="laptop.D106:laptop.D1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043608" calcext:value-type="float">
            <text:p>0.04360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29641" calcext:value-type="float">
            <text:p>0.02964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22619" calcext:value-type="float">
            <text:p>0.02261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029596" calcext:value-type="float">
            <text:p>0.02959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029724" calcext:value-type="float">
            <text:p>0.029724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025679" calcext:value-type="float">
            <text:p>0.02567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022486" calcext:value-type="float">
            <text:p>0.02248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02664" calcext:value-type="float">
            <text:p>0.02664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02706" calcext:value-type="float">
            <text:p>0.0270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024146" calcext:value-type="float">
            <text:p>0.024146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022723" calcext:value-type="float">
            <text:p>0.02272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025431" calcext:value-type="float">
            <text:p>0.02543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025442" calcext:value-type="float">
            <text:p>0.02544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023873" calcext:value-type="float">
            <text:p>0.02387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022945" calcext:value-type="float">
            <text:p>0.022945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13544" calcext:value-type="float">
            <text:p>0.13544</text:p>
          </table:table-cell>
          <table:table-cell>
            <draw:frame draw:z-index="3" draw:style-name="gr1" draw:text-style-name="P1" svg:width="15.999cm" svg:height="8.999cm" svg:x="0.001cm" svg:y="0cm">
              <draw:object draw:notify-on-update-of-ranges="laptop.D127:laptop.D1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85294" calcext:value-type="float">
            <text:p>0.08529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7931" calcext:value-type="float">
            <text:p>0.0793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58269" calcext:value-type="float">
            <text:p>0.05826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79768" calcext:value-type="float">
            <text:p>0.079768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077343" calcext:value-type="float">
            <text:p>0.07734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067718" calcext:value-type="float">
            <text:p>0.067718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058506" calcext:value-type="float">
            <text:p>0.05850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072135" calcext:value-type="float">
            <text:p>0.072135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0714" calcext:value-type="float">
            <text:p>0.071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064419" calcext:value-type="float">
            <text:p>0.06441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05959" calcext:value-type="float">
            <text:p>0.0595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068652" calcext:value-type="float">
            <text:p>0.06865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066632" calcext:value-type="float">
            <text:p>0.06663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61748" calcext:value-type="float">
            <text:p>0.061748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5833" calcext:value-type="float">
            <text:p>0.0583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531332" calcext:value-type="float">
            <text:p>0.531332</text:p>
          </table:table-cell>
          <table:table-cell>
            <draw:frame draw:z-index="9" draw:style-name="gr1" draw:text-style-name="P1" svg:width="15.999cm" svg:height="8.999cm" svg:x="0.001cm" svg:y="0.001cm">
              <draw:object draw:notify-on-update-of-ranges="laptop.D148:laptop.D16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273227" calcext:value-type="float">
            <text:p>0.27322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296376" calcext:value-type="float">
            <text:p>0.29637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223738" calcext:value-type="float">
            <text:p>0.223738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287909" calcext:value-type="float">
            <text:p>0.28790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295386" calcext:value-type="float">
            <text:p>0.29538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256204" calcext:value-type="float">
            <text:p>0.25620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223401" calcext:value-type="float">
            <text:p>0.22340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261461" calcext:value-type="float">
            <text:p>0.26146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266299" calcext:value-type="float">
            <text:p>0.26629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245624" calcext:value-type="float">
            <text:p>0.24562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225583" calcext:value-type="float">
            <text:p>0.225583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251866" calcext:value-type="float">
            <text:p>0.251866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253787" calcext:value-type="float">
            <text:p>0.25378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240259" calcext:value-type="float">
            <text:p>0.24025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225514" calcext:value-type="float">
            <text:p>0.22551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349541" calcext:value-type="float">
            <text:p>1.349541</text:p>
          </table:table-cell>
          <table:table-cell>
            <draw:frame draw:z-index="4" draw:style-name="gr1" draw:text-style-name="P1" svg:width="15.999cm" svg:height="8.999cm" svg:x="0.001cm" svg:y="0.001cm">
              <draw:object draw:notify-on-update-of-ranges="laptop.D169:laptop.D18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798371" calcext:value-type="float">
            <text:p>0.798371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786029" calcext:value-type="float">
            <text:p>0.78602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576872" calcext:value-type="float">
            <text:p>0.57687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784633" calcext:value-type="float">
            <text:p>0.78463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789183" calcext:value-type="float">
            <text:p>0.78918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66949" calcext:value-type="float">
            <text:p>0.6694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803" calcext:value-type="float">
            <text:p>0.580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704559" calcext:value-type="float">
            <text:p>0.70455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710479" calcext:value-type="float">
            <text:p>0.71047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633653" calcext:value-type="float">
            <text:p>0.63365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581671" calcext:value-type="float">
            <text:p>0.581671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68112" calcext:value-type="float">
            <text:p>0.6811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669119" calcext:value-type="float">
            <text:p>0.66911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618365" calcext:value-type="float">
            <text:p>0.61836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579822" calcext:value-type="float">
            <text:p>0.579822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.22421" calcext:value-type="float">
            <text:p>5.22421</text:p>
          </table:table-cell>
          <table:table-cell>
            <draw:frame draw:z-index="10" draw:style-name="gr1" draw:text-style-name="P1" svg:width="15.999cm" svg:height="8.999cm" svg:x="0.001cm" svg:y="0.001cm">
              <draw:object draw:notify-on-update-of-ranges="laptop.D190:laptop.D20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2.750952" calcext:value-type="float">
            <text:p>2.75095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.96517" calcext:value-type="float">
            <text:p>2.9651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226648" calcext:value-type="float">
            <text:p>2.226648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.873016" calcext:value-type="float">
            <text:p>2.873016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.9557" calcext:value-type="float">
            <text:p>2.955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.572007" calcext:value-type="float">
            <text:p>2.57200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231645" calcext:value-type="float">
            <text:p>2.231645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.610262" calcext:value-type="float">
            <text:p>2.61026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.677842" calcext:value-type="float">
            <text:p>2.67784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.484677" calcext:value-type="float">
            <text:p>2.484677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.235004" calcext:value-type="float">
            <text:p>2.235004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.505932" calcext:value-type="float">
            <text:p>2.505932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.535529" calcext:value-type="float">
            <text:p>2.535529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.405443" calcext:value-type="float">
            <text:p>2.405443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35387" calcext:value-type="float">
            <text:p>2.235387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3.477362" calcext:value-type="float">
            <text:p>13.477362</text:p>
          </table:table-cell>
          <table:table-cell>
            <draw:frame draw:z-index="5" draw:style-name="gr1" draw:text-style-name="P1" svg:width="15.999cm" svg:height="8.999cm" svg:x="0.001cm" svg:y="0.001cm">
              <draw:object draw:notify-on-update-of-ranges="laptop.D211:laptop.D22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7.221842" calcext:value-type="float">
            <text:p>7.22184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7.836454" calcext:value-type="float">
            <text:p>7.83645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.737915" calcext:value-type="float">
            <text:p>5.737915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7.760491" calcext:value-type="float">
            <text:p>7.76049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7.855206" calcext:value-type="float">
            <text:p>7.85520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6.69043" calcext:value-type="float">
            <text:p>6.69043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773198" calcext:value-type="float">
            <text:p>5.773198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6.981094" calcext:value-type="float">
            <text:p>6.98109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.086622" calcext:value-type="float">
            <text:p>7.08662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6.321616" calcext:value-type="float">
            <text:p>6.32161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.783881" calcext:value-type="float">
            <text:p>5.78388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6.795874" calcext:value-type="float">
            <text:p>6.79587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6.661641" calcext:value-type="float">
            <text:p>6.66164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6.153309" calcext:value-type="float">
            <text:p>6.153309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.805679" calcext:value-type="float">
            <text:p>5.805679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2.088556" calcext:value-type="float">
            <text:p>52.088556</text:p>
          </table:table-cell>
          <table:table-cell>
            <draw:frame draw:z-index="11" draw:style-name="gr1" draw:text-style-name="P1" svg:width="15.999cm" svg:height="8.999cm" svg:x="0.001cm" svg:y="0.001cm">
              <draw:object draw:notify-on-update-of-ranges="laptop.D232:laptop.D24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27.564966" calcext:value-type="float">
            <text:p>27.56496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9.584364" calcext:value-type="float">
            <text:p>29.58436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.300196" calcext:value-type="float">
            <text:p>22.300196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8.638087" calcext:value-type="float">
            <text:p>28.638087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9.531632" calcext:value-type="float">
            <text:p>29.53163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5.647417" calcext:value-type="float">
            <text:p>25.647417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2.233744" calcext:value-type="float">
            <text:p>22.233744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5.992079" calcext:value-type="float">
            <text:p>25.992079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6.791013" calcext:value-type="float">
            <text:p>26.791013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4.532991" calcext:value-type="float">
            <text:p>24.53299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2.273811" calcext:value-type="float">
            <text:p>22.273811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5.041317" calcext:value-type="float">
            <text:p>25.041317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5.386405" calcext:value-type="float">
            <text:p>25.386405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3.994172" calcext:value-type="float">
            <text:p>23.994172</text:p>
          </table:table-cell>
          <table:table-cell table:number-columns-repeated="1638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2.249449" calcext:value-type="float">
            <text:p>22.249449</text:p>
          </table:table-cell>
          <table:table-cell table:number-columns-repeated="16380"/>
        </table:table-row>
        <table:table-row table:style-name="ro1" table:number-rows-repeated="10483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14:32:59.005004135</dc:date>
    <meta:editing-duration>PT13M45S</meta:editing-duration>
    <meta:editing-cycles>2</meta:editing-cycles>
    <meta:generator>LibreOffice/7.4.2.3$Linux_X86_64 LibreOffice_project/40$Build-3</meta:generator>
    <meta:document-statistic meta:table-count="1" meta:cell-count="768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256x256 - 0 Turns</text:p>
        </chart:title>
        <chart:plot-area chart:style-name="ch3" table:cell-range-address="laptop.D1:laptop.D16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:laptop.D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laptop.D1:laptop.D16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512x512 - 100 Turns</text:p>
        </chart:title>
        <chart:plot-area chart:style-name="ch3" table:cell-range-address="laptop.D148:laptop.D163" svg:x="1.331cm" svg:y="1.275cm" svg:width="14.349cm" svg:height="6.564cm">
          <chart:coordinate-region svg:x="2.058cm" svg:y="1.475cm" svg:width="13.622cm" svg:height="5.717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48:laptop.D163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31332">
                <text:p>0.531332</text:p>
                <draw:g>
                  <svg:desc>laptop.D148:laptop.D163</svg:desc>
                </draw:g>
              </table:table-cell>
            </table:table-row>
            <table:table-row>
              <table:table-cell office:value-type="string"/>
              <table:table-cell office:value-type="float" office:value="0.273227">
                <text:p>0.273227</text:p>
              </table:table-cell>
            </table:table-row>
            <table:table-row>
              <table:table-cell office:value-type="string"/>
              <table:table-cell office:value-type="float" office:value="0.296376">
                <text:p>0.296376</text:p>
              </table:table-cell>
            </table:table-row>
            <table:table-row>
              <table:table-cell office:value-type="string"/>
              <table:table-cell office:value-type="float" office:value="0.223738">
                <text:p>0.223738</text:p>
              </table:table-cell>
            </table:table-row>
            <table:table-row>
              <table:table-cell office:value-type="string"/>
              <table:table-cell office:value-type="float" office:value="0.287909">
                <text:p>0.287909</text:p>
              </table:table-cell>
            </table:table-row>
            <table:table-row>
              <table:table-cell office:value-type="string"/>
              <table:table-cell office:value-type="float" office:value="0.295386">
                <text:p>0.295386</text:p>
              </table:table-cell>
            </table:table-row>
            <table:table-row>
              <table:table-cell office:value-type="string"/>
              <table:table-cell office:value-type="float" office:value="0.256204">
                <text:p>0.256204</text:p>
              </table:table-cell>
            </table:table-row>
            <table:table-row>
              <table:table-cell office:value-type="string"/>
              <table:table-cell office:value-type="float" office:value="0.223401">
                <text:p>0.223401</text:p>
              </table:table-cell>
            </table:table-row>
            <table:table-row>
              <table:table-cell office:value-type="string"/>
              <table:table-cell office:value-type="float" office:value="0.261461">
                <text:p>0.261461</text:p>
              </table:table-cell>
            </table:table-row>
            <table:table-row>
              <table:table-cell office:value-type="string"/>
              <table:table-cell office:value-type="float" office:value="0.266299">
                <text:p>0.266299</text:p>
              </table:table-cell>
            </table:table-row>
            <table:table-row>
              <table:table-cell office:value-type="string"/>
              <table:table-cell office:value-type="float" office:value="0.245624">
                <text:p>0.245624</text:p>
              </table:table-cell>
            </table:table-row>
            <table:table-row>
              <table:table-cell office:value-type="string"/>
              <table:table-cell office:value-type="float" office:value="0.225583">
                <text:p>0.225583</text:p>
              </table:table-cell>
            </table:table-row>
            <table:table-row>
              <table:table-cell office:value-type="string"/>
              <table:table-cell office:value-type="float" office:value="0.251866">
                <text:p>0.251866</text:p>
              </table:table-cell>
            </table:table-row>
            <table:table-row>
              <table:table-cell office:value-type="string"/>
              <table:table-cell office:value-type="float" office:value="0.253787">
                <text:p>0.253787</text:p>
              </table:table-cell>
            </table:table-row>
            <table:table-row>
              <table:table-cell office:value-type="string"/>
              <table:table-cell office:value-type="float" office:value="0.240259">
                <text:p>0.240259</text:p>
              </table:table-cell>
            </table:table-row>
            <table:table-row>
              <table:table-cell office:value-type="string"/>
              <table:table-cell office:value-type="float" office:value="0.225514">
                <text:p>0.2255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512x512 - 1000 Turns</text:p>
        </chart:title>
        <chart:plot-area chart:style-name="ch3" table:cell-range-address="laptop.D190:laptop.D205" svg:x="1.331cm" svg:y="1.275cm" svg:width="14.349cm" svg:height="6.564cm">
          <chart:coordinate-region svg:x="1.767cm" svg:y="1.474cm" svg:width="13.913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90:laptop.D205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22421">
                <text:p>5.22421</text:p>
                <draw:g>
                  <svg:desc>laptop.D190:laptop.D205</svg:desc>
                </draw:g>
              </table:table-cell>
            </table:table-row>
            <table:table-row>
              <table:table-cell office:value-type="string"/>
              <table:table-cell office:value-type="float" office:value="2.750952">
                <text:p>2.750952</text:p>
              </table:table-cell>
            </table:table-row>
            <table:table-row>
              <table:table-cell office:value-type="string"/>
              <table:table-cell office:value-type="float" office:value="2.96517">
                <text:p>2.96517</text:p>
              </table:table-cell>
            </table:table-row>
            <table:table-row>
              <table:table-cell office:value-type="string"/>
              <table:table-cell office:value-type="float" office:value="2.226648">
                <text:p>2.226648</text:p>
              </table:table-cell>
            </table:table-row>
            <table:table-row>
              <table:table-cell office:value-type="string"/>
              <table:table-cell office:value-type="float" office:value="2.873016">
                <text:p>2.873016</text:p>
              </table:table-cell>
            </table:table-row>
            <table:table-row>
              <table:table-cell office:value-type="string"/>
              <table:table-cell office:value-type="float" office:value="2.9557">
                <text:p>2.9557</text:p>
              </table:table-cell>
            </table:table-row>
            <table:table-row>
              <table:table-cell office:value-type="string"/>
              <table:table-cell office:value-type="float" office:value="2.572007">
                <text:p>2.572007</text:p>
              </table:table-cell>
            </table:table-row>
            <table:table-row>
              <table:table-cell office:value-type="string"/>
              <table:table-cell office:value-type="float" office:value="2.231645">
                <text:p>2.231645</text:p>
              </table:table-cell>
            </table:table-row>
            <table:table-row>
              <table:table-cell office:value-type="string"/>
              <table:table-cell office:value-type="float" office:value="2.610262">
                <text:p>2.610262</text:p>
              </table:table-cell>
            </table:table-row>
            <table:table-row>
              <table:table-cell office:value-type="string"/>
              <table:table-cell office:value-type="float" office:value="2.677842">
                <text:p>2.677842</text:p>
              </table:table-cell>
            </table:table-row>
            <table:table-row>
              <table:table-cell office:value-type="string"/>
              <table:table-cell office:value-type="float" office:value="2.484677">
                <text:p>2.484677</text:p>
              </table:table-cell>
            </table:table-row>
            <table:table-row>
              <table:table-cell office:value-type="string"/>
              <table:table-cell office:value-type="float" office:value="2.235004">
                <text:p>2.235004</text:p>
              </table:table-cell>
            </table:table-row>
            <table:table-row>
              <table:table-cell office:value-type="string"/>
              <table:table-cell office:value-type="float" office:value="2.505932">
                <text:p>2.505932</text:p>
              </table:table-cell>
            </table:table-row>
            <table:table-row>
              <table:table-cell office:value-type="string"/>
              <table:table-cell office:value-type="float" office:value="2.535529">
                <text:p>2.535529</text:p>
              </table:table-cell>
            </table:table-row>
            <table:table-row>
              <table:table-cell office:value-type="string"/>
              <table:table-cell office:value-type="float" office:value="2.405443">
                <text:p>2.405443</text:p>
              </table:table-cell>
            </table:table-row>
            <table:table-row>
              <table:table-cell office:value-type="string"/>
              <table:table-cell office:value-type="float" office:value="2.235387">
                <text:p>2.2353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512x512 - 10000 Turns</text:p>
        </chart:title>
        <chart:plot-area chart:style-name="ch3" table:cell-range-address="laptop.D232:laptop.D247" svg:x="1.331cm" svg:y="1.275cm" svg:width="14.349cm" svg:height="6.564cm">
          <chart:coordinate-region svg:x="1.952cm" svg:y="1.474cm" svg:width="13.728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32:laptop.D24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2.088556">
                <text:p>52.088556</text:p>
                <draw:g>
                  <svg:desc>laptop.D232:laptop.D247</svg:desc>
                </draw:g>
              </table:table-cell>
            </table:table-row>
            <table:table-row>
              <table:table-cell office:value-type="string"/>
              <table:table-cell office:value-type="float" office:value="27.564966">
                <text:p>27.564966</text:p>
              </table:table-cell>
            </table:table-row>
            <table:table-row>
              <table:table-cell office:value-type="string"/>
              <table:table-cell office:value-type="float" office:value="29.584364">
                <text:p>29.584364</text:p>
              </table:table-cell>
            </table:table-row>
            <table:table-row>
              <table:table-cell office:value-type="string"/>
              <table:table-cell office:value-type="float" office:value="22.300196">
                <text:p>22.300196</text:p>
              </table:table-cell>
            </table:table-row>
            <table:table-row>
              <table:table-cell office:value-type="string"/>
              <table:table-cell office:value-type="float" office:value="28.638087">
                <text:p>28.638087</text:p>
              </table:table-cell>
            </table:table-row>
            <table:table-row>
              <table:table-cell office:value-type="string"/>
              <table:table-cell office:value-type="float" office:value="29.531632">
                <text:p>29.531632</text:p>
              </table:table-cell>
            </table:table-row>
            <table:table-row>
              <table:table-cell office:value-type="string"/>
              <table:table-cell office:value-type="float" office:value="25.647417">
                <text:p>25.647417</text:p>
              </table:table-cell>
            </table:table-row>
            <table:table-row>
              <table:table-cell office:value-type="string"/>
              <table:table-cell office:value-type="float" office:value="22.233744">
                <text:p>22.233744</text:p>
              </table:table-cell>
            </table:table-row>
            <table:table-row>
              <table:table-cell office:value-type="string"/>
              <table:table-cell office:value-type="float" office:value="25.992079">
                <text:p>25.992079</text:p>
              </table:table-cell>
            </table:table-row>
            <table:table-row>
              <table:table-cell office:value-type="string"/>
              <table:table-cell office:value-type="float" office:value="26.791013">
                <text:p>26.791013</text:p>
              </table:table-cell>
            </table:table-row>
            <table:table-row>
              <table:table-cell office:value-type="string"/>
              <table:table-cell office:value-type="float" office:value="24.532991">
                <text:p>24.532991</text:p>
              </table:table-cell>
            </table:table-row>
            <table:table-row>
              <table:table-cell office:value-type="string"/>
              <table:table-cell office:value-type="float" office:value="22.273811">
                <text:p>22.273811</text:p>
              </table:table-cell>
            </table:table-row>
            <table:table-row>
              <table:table-cell office:value-type="string"/>
              <table:table-cell office:value-type="float" office:value="25.041317">
                <text:p>25.041317</text:p>
              </table:table-cell>
            </table:table-row>
            <table:table-row>
              <table:table-cell office:value-type="string"/>
              <table:table-cell office:value-type="float" office:value="25.386405">
                <text:p>25.386405</text:p>
              </table:table-cell>
            </table:table-row>
            <table:table-row>
              <table:table-cell office:value-type="string"/>
              <table:table-cell office:value-type="float" office:value="23.994172">
                <text:p>23.994172</text:p>
              </table:table-cell>
            </table:table-row>
            <table:table-row>
              <table:table-cell office:value-type="string"/>
              <table:table-cell office:value-type="float" office:value="22.249449">
                <text:p>22.2494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256x256 - 1 Turn</text:p>
        </chart:title>
        <chart:plot-area chart:style-name="ch3" table:cell-range-address="laptop.D43:laptop.D58" svg:x="1.331cm" svg:y="1.275cm" svg:width="14.349cm" svg:height="6.564cm">
          <chart:coordinate-region svg:x="2.614cm" svg:y="1.474cm" svg:width="13.066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43:laptop.D58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1942">
                <text:p>0.001942</text:p>
                <draw:g>
                  <svg:desc>laptop.D43:laptop.D58</svg:desc>
                </draw:g>
              </table:table-cell>
            </table:table-row>
            <table:table-row>
              <table:table-cell office:value-type="string"/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/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/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/>
              <table:table-cell office:value-type="float" office:value="0.001144">
                <text:p>0.001144</text:p>
              </table:table-cell>
            </table:table-row>
            <table:table-row>
              <table:table-cell office:value-type="string"/>
              <table:table-cell office:value-type="float" office:value="0.000769">
                <text:p>0.000769</text:p>
              </table:table-cell>
            </table:table-row>
            <table:table-row>
              <table:table-cell office:value-type="string"/>
              <table:table-cell office:value-type="float" office:value="0.000841">
                <text:p>0.000841</text:p>
              </table:table-cell>
            </table:table-row>
            <table:table-row>
              <table:table-cell office:value-type="string"/>
              <table:table-cell office:value-type="float" office:value="0.000859">
                <text:p>0.000859</text:p>
              </table:table-cell>
            </table:table-row>
            <table:table-row>
              <table:table-cell office:value-type="string"/>
              <table:table-cell office:value-type="float" office:value="0.001361">
                <text:p>0.001361</text:p>
              </table:table-cell>
            </table:table-row>
            <table:table-row>
              <table:table-cell office:value-type="string"/>
              <table:table-cell office:value-type="float" office:value="0.000803">
                <text:p>0.000803</text:p>
              </table:table-cell>
            </table:table-row>
            <table:table-row>
              <table:table-cell office:value-type="string"/>
              <table:table-cell office:value-type="float" office:value="0.000745">
                <text:p>0.000745</text:p>
              </table:table-cell>
            </table:table-row>
            <table:table-row>
              <table:table-cell office:value-type="string"/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/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/>
              <table:table-cell office:value-type="float" office:value="0.000902">
                <text:p>0.000902</text:p>
              </table:table-cell>
            </table:table-row>
            <table:table-row>
              <table:table-cell office:value-type="string"/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/>
              <table:table-cell office:value-type="float" office:value="0.000894">
                <text:p>0.000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256x256 - 10 Turns</text:p>
        </chart:title>
        <chart:plot-area chart:style-name="ch3" table:cell-range-address="laptop.D85:laptop.D100" svg:x="1.331cm" svg:y="1.275cm" svg:width="14.349cm" svg:height="6.564cm">
          <chart:coordinate-region svg:x="2.429cm" svg:y="1.474cm" svg:width="13.251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85:laptop.D100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14004">
                <text:p>0.014004</text:p>
                <draw:g>
                  <svg:desc>laptop.D85:laptop.D100</svg:desc>
                </draw:g>
              </table:table-cell>
            </table:table-row>
            <table:table-row>
              <table:table-cell office:value-type="string"/>
              <table:table-cell office:value-type="float" office:value="0.00749">
                <text:p>0.00749</text:p>
              </table:table-cell>
            </table:table-row>
            <table:table-row>
              <table:table-cell office:value-type="string"/>
              <table:table-cell office:value-type="float" office:value="0.008347">
                <text:p>0.008347</text:p>
              </table:table-cell>
            </table:table-row>
            <table:table-row>
              <table:table-cell office:value-type="string"/>
              <table:table-cell office:value-type="float" office:value="0.006504">
                <text:p>0.006504</text:p>
              </table:table-cell>
            </table:table-row>
            <table:table-row>
              <table:table-cell office:value-type="string"/>
              <table:table-cell office:value-type="float" office:value="0.00825">
                <text:p>0.00825</text:p>
              </table:table-cell>
            </table:table-row>
            <table:table-row>
              <table:table-cell office:value-type="string"/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/>
              <table:table-cell office:value-type="float" office:value="0.007052">
                <text:p>0.007052</text:p>
              </table:table-cell>
            </table:table-row>
            <table:table-row>
              <table:table-cell office:value-type="string"/>
              <table:table-cell office:value-type="float" office:value="0.006036">
                <text:p>0.006036</text:p>
              </table:table-cell>
            </table:table-row>
            <table:table-row>
              <table:table-cell office:value-type="string"/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/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/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/>
              <table:table-cell office:value-type="float" office:value="0.006292">
                <text:p>0.006292</text:p>
              </table:table-cell>
            </table:table-row>
            <table:table-row>
              <table:table-cell office:value-type="string"/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/>
              <table:table-cell office:value-type="float" office:value="0.006921">
                <text:p>0.006921</text:p>
              </table:table-cell>
            </table:table-row>
            <table:table-row>
              <table:table-cell office:value-type="string"/>
              <table:table-cell office:value-type="float" office:value="0.00645">
                <text:p>0.00645</text:p>
              </table:table-cell>
            </table:table-row>
            <table:table-row>
              <table:table-cell office:value-type="string"/>
              <table:table-cell office:value-type="float" office:value="0.00623">
                <text:p>0.006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256x256 - 100 Turns</text:p>
        </chart:title>
        <chart:plot-area chart:style-name="ch3" table:cell-range-address="laptop.D127:laptop.D142" svg:x="1.331cm" svg:y="1.275cm" svg:width="14.349cm" svg:height="6.564cm">
          <chart:coordinate-region svg:x="2.243cm" svg:y="1.474cm" svg:width="13.437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27:laptop.D142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3544">
                <text:p>0.13544</text:p>
                <draw:g>
                  <svg:desc>laptop.D127:laptop.D142</svg:desc>
                </draw:g>
              </table:table-cell>
            </table:table-row>
            <table:table-row>
              <table:table-cell office:value-type="string"/>
              <table:table-cell office:value-type="float" office:value="0.085294">
                <text:p>0.085294</text:p>
              </table:table-cell>
            </table:table-row>
            <table:table-row>
              <table:table-cell office:value-type="string"/>
              <table:table-cell office:value-type="float" office:value="0.07931">
                <text:p>0.07931</text:p>
              </table:table-cell>
            </table:table-row>
            <table:table-row>
              <table:table-cell office:value-type="string"/>
              <table:table-cell office:value-type="float" office:value="0.058269">
                <text:p>0.058269</text:p>
              </table:table-cell>
            </table:table-row>
            <table:table-row>
              <table:table-cell office:value-type="string"/>
              <table:table-cell office:value-type="float" office:value="0.079768">
                <text:p>0.079768</text:p>
              </table:table-cell>
            </table:table-row>
            <table:table-row>
              <table:table-cell office:value-type="string"/>
              <table:table-cell office:value-type="float" office:value="0.077343">
                <text:p>0.077343</text:p>
              </table:table-cell>
            </table:table-row>
            <table:table-row>
              <table:table-cell office:value-type="string"/>
              <table:table-cell office:value-type="float" office:value="0.067718">
                <text:p>0.067718</text:p>
              </table:table-cell>
            </table:table-row>
            <table:table-row>
              <table:table-cell office:value-type="string"/>
              <table:table-cell office:value-type="float" office:value="0.058506">
                <text:p>0.058506</text:p>
              </table:table-cell>
            </table:table-row>
            <table:table-row>
              <table:table-cell office:value-type="string"/>
              <table:table-cell office:value-type="float" office:value="0.072135">
                <text:p>0.072135</text:p>
              </table:table-cell>
            </table:table-row>
            <table:table-row>
              <table:table-cell office:value-type="string"/>
              <table:table-cell office:value-type="float" office:value="0.0714">
                <text:p>0.0714</text:p>
              </table:table-cell>
            </table:table-row>
            <table:table-row>
              <table:table-cell office:value-type="string"/>
              <table:table-cell office:value-type="float" office:value="0.064419">
                <text:p>0.064419</text:p>
              </table:table-cell>
            </table:table-row>
            <table:table-row>
              <table:table-cell office:value-type="string"/>
              <table:table-cell office:value-type="float" office:value="0.05959">
                <text:p>0.05959</text:p>
              </table:table-cell>
            </table:table-row>
            <table:table-row>
              <table:table-cell office:value-type="string"/>
              <table:table-cell office:value-type="float" office:value="0.068652">
                <text:p>0.068652</text:p>
              </table:table-cell>
            </table:table-row>
            <table:table-row>
              <table:table-cell office:value-type="string"/>
              <table:table-cell office:value-type="float" office:value="0.066632">
                <text:p>0.066632</text:p>
              </table:table-cell>
            </table:table-row>
            <table:table-row>
              <table:table-cell office:value-type="string"/>
              <table:table-cell office:value-type="float" office:value="0.061748">
                <text:p>0.061748</text:p>
              </table:table-cell>
            </table:table-row>
            <table:table-row>
              <table:table-cell office:value-type="string"/>
              <table:table-cell office:value-type="float" office:value="0.05833">
                <text:p>0.05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256x256 - 1000 Turns</text:p>
        </chart:title>
        <chart:plot-area chart:style-name="ch3" table:cell-range-address="laptop.D169:laptop.D184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69:laptop.D184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349541">
                <text:p>1.349541</text:p>
                <draw:g>
                  <svg:desc>laptop.D169:laptop.D184</svg:desc>
                </draw:g>
              </table:table-cell>
            </table:table-row>
            <table:table-row>
              <table:table-cell office:value-type="string"/>
              <table:table-cell office:value-type="float" office:value="0.798371">
                <text:p>0.798371</text:p>
              </table:table-cell>
            </table:table-row>
            <table:table-row>
              <table:table-cell office:value-type="string"/>
              <table:table-cell office:value-type="float" office:value="0.786029">
                <text:p>0.786029</text:p>
              </table:table-cell>
            </table:table-row>
            <table:table-row>
              <table:table-cell office:value-type="string"/>
              <table:table-cell office:value-type="float" office:value="0.576872">
                <text:p>0.576872</text:p>
              </table:table-cell>
            </table:table-row>
            <table:table-row>
              <table:table-cell office:value-type="string"/>
              <table:table-cell office:value-type="float" office:value="0.784633">
                <text:p>0.784633</text:p>
              </table:table-cell>
            </table:table-row>
            <table:table-row>
              <table:table-cell office:value-type="string"/>
              <table:table-cell office:value-type="float" office:value="0.789183">
                <text:p>0.789183</text:p>
              </table:table-cell>
            </table:table-row>
            <table:table-row>
              <table:table-cell office:value-type="string"/>
              <table:table-cell office:value-type="float" office:value="0.66949">
                <text:p>0.66949</text:p>
              </table:table-cell>
            </table:table-row>
            <table:table-row>
              <table:table-cell office:value-type="string"/>
              <table:table-cell office:value-type="float" office:value="0.5803">
                <text:p>0.5803</text:p>
              </table:table-cell>
            </table:table-row>
            <table:table-row>
              <table:table-cell office:value-type="string"/>
              <table:table-cell office:value-type="float" office:value="0.704559">
                <text:p>0.704559</text:p>
              </table:table-cell>
            </table:table-row>
            <table:table-row>
              <table:table-cell office:value-type="string"/>
              <table:table-cell office:value-type="float" office:value="0.710479">
                <text:p>0.710479</text:p>
              </table:table-cell>
            </table:table-row>
            <table:table-row>
              <table:table-cell office:value-type="string"/>
              <table:table-cell office:value-type="float" office:value="0.633653">
                <text:p>0.633653</text:p>
              </table:table-cell>
            </table:table-row>
            <table:table-row>
              <table:table-cell office:value-type="string"/>
              <table:table-cell office:value-type="float" office:value="0.581671">
                <text:p>0.581671</text:p>
              </table:table-cell>
            </table:table-row>
            <table:table-row>
              <table:table-cell office:value-type="string"/>
              <table:table-cell office:value-type="float" office:value="0.68112">
                <text:p>0.68112</text:p>
              </table:table-cell>
            </table:table-row>
            <table:table-row>
              <table:table-cell office:value-type="string"/>
              <table:table-cell office:value-type="float" office:value="0.669119">
                <text:p>0.669119</text:p>
              </table:table-cell>
            </table:table-row>
            <table:table-row>
              <table:table-cell office:value-type="string"/>
              <table:table-cell office:value-type="float" office:value="0.618365">
                <text:p>0.618365</text:p>
              </table:table-cell>
            </table:table-row>
            <table:table-row>
              <table:table-cell office:value-type="string"/>
              <table:table-cell office:value-type="float" office:value="0.579822">
                <text:p>0.5798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256x256 - 10000 Turns</text:p>
        </chart:title>
        <chart:plot-area chart:style-name="ch3" table:cell-range-address="laptop.D211:laptop.D226" svg:x="1.331cm" svg:y="1.275cm" svg:width="14.349cm" svg:height="6.564cm">
          <chart:coordinate-region svg:x="1.952cm" svg:y="1.474cm" svg:width="13.728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11:laptop.D22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477362">
                <text:p>13.477362</text:p>
                <draw:g>
                  <svg:desc>laptop.D211:laptop.D226</svg:desc>
                </draw:g>
              </table:table-cell>
            </table:table-row>
            <table:table-row>
              <table:table-cell office:value-type="string"/>
              <table:table-cell office:value-type="float" office:value="7.221842">
                <text:p>7.221842</text:p>
              </table:table-cell>
            </table:table-row>
            <table:table-row>
              <table:table-cell office:value-type="string"/>
              <table:table-cell office:value-type="float" office:value="7.836454">
                <text:p>7.836454</text:p>
              </table:table-cell>
            </table:table-row>
            <table:table-row>
              <table:table-cell office:value-type="string"/>
              <table:table-cell office:value-type="float" office:value="5.737915">
                <text:p>5.737915</text:p>
              </table:table-cell>
            </table:table-row>
            <table:table-row>
              <table:table-cell office:value-type="string"/>
              <table:table-cell office:value-type="float" office:value="7.760491">
                <text:p>7.760491</text:p>
              </table:table-cell>
            </table:table-row>
            <table:table-row>
              <table:table-cell office:value-type="string"/>
              <table:table-cell office:value-type="float" office:value="7.855206">
                <text:p>7.855206</text:p>
              </table:table-cell>
            </table:table-row>
            <table:table-row>
              <table:table-cell office:value-type="string"/>
              <table:table-cell office:value-type="float" office:value="6.69043">
                <text:p>6.69043</text:p>
              </table:table-cell>
            </table:table-row>
            <table:table-row>
              <table:table-cell office:value-type="string"/>
              <table:table-cell office:value-type="float" office:value="5.773198">
                <text:p>5.773198</text:p>
              </table:table-cell>
            </table:table-row>
            <table:table-row>
              <table:table-cell office:value-type="string"/>
              <table:table-cell office:value-type="float" office:value="6.981094">
                <text:p>6.981094</text:p>
              </table:table-cell>
            </table:table-row>
            <table:table-row>
              <table:table-cell office:value-type="string"/>
              <table:table-cell office:value-type="float" office:value="7.086622">
                <text:p>7.086622</text:p>
              </table:table-cell>
            </table:table-row>
            <table:table-row>
              <table:table-cell office:value-type="string"/>
              <table:table-cell office:value-type="float" office:value="6.321616">
                <text:p>6.321616</text:p>
              </table:table-cell>
            </table:table-row>
            <table:table-row>
              <table:table-cell office:value-type="string"/>
              <table:table-cell office:value-type="float" office:value="5.783881">
                <text:p>5.783881</text:p>
              </table:table-cell>
            </table:table-row>
            <table:table-row>
              <table:table-cell office:value-type="string"/>
              <table:table-cell office:value-type="float" office:value="6.795874">
                <text:p>6.795874</text:p>
              </table:table-cell>
            </table:table-row>
            <table:table-row>
              <table:table-cell office:value-type="string"/>
              <table:table-cell office:value-type="float" office:value="6.661641">
                <text:p>6.661641</text:p>
              </table:table-cell>
            </table:table-row>
            <table:table-row>
              <table:table-cell office:value-type="string"/>
              <table:table-cell office:value-type="float" office:value="6.153309">
                <text:p>6.153309</text:p>
              </table:table-cell>
            </table:table-row>
            <table:table-row>
              <table:table-cell office:value-type="string"/>
              <table:table-cell office:value-type="float" office:value="5.805679">
                <text:p>5.8056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512x512 - 0 Turns</text:p>
        </chart:title>
        <chart:plot-area chart:style-name="ch3" table:cell-range-address="laptop.D22:laptop.D37" svg:x="1.331cm" svg:y="1.275cm" svg:width="14.349cm" svg:height="6.564cm">
          <chart:coordinate-region svg:x="2.058cm" svg:y="1.474cm" svg:width="13.622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22:laptop.D3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laptop.D22:laptop.D37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512x512 - 1 Turn</text:p>
        </chart:title>
        <chart:plot-area chart:style-name="ch3" table:cell-range-address="laptop.D64:laptop.D79" svg:x="1.331cm" svg:y="1.275cm" svg:width="14.349cm" svg:height="6.564cm">
          <chart:coordinate-region svg:x="2.429cm" svg:y="1.474cm" svg:width="13.251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64:laptop.D79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36">
                <text:p>0.006436</text:p>
                <draw:g>
                  <svg:desc>laptop.D64:laptop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627">
                <text:p>0.004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08">
                <text:p>0.003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45">
                <text:p>0.002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011">
                <text:p>0.003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89">
                <text:p>0.002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44">
                <text:p>0.002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08">
                <text:p>0.003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565">
                <text:p>0.002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972">
                <text:p>0.0029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799">
                <text:p>0.002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467">
                <text:p>0.002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92">
                <text:p>0.0024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512x512 - 10 Turns</text:p>
        </chart:title>
        <chart:plot-area chart:style-name="ch3" table:cell-range-address="laptop.D106:laptop.D121" svg:x="1.331cm" svg:y="1.275cm" svg:width="14.349cm" svg:height="6.564cm">
          <chart:coordinate-region svg:x="2.243cm" svg:y="1.474cm" svg:width="13.437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6">
            <chart:title svg:x="0.451cm" svg:y="5.196cm" chart:style-name="ch7">
              <text:p>Time (s)</text:p>
            </chart:title>
          </chart:axis>
          <chart:series chart:style-name="ch8" chart:values-cell-range-address="laptop.D106:laptop.D12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57186">
                <text:p>0.057186</text:p>
                <draw:g>
                  <svg:desc>laptop.D106:laptop.D121</svg:desc>
                </draw:g>
              </table:table-cell>
            </table:table-row>
            <table:table-row>
              <table:table-cell office:value-type="string"/>
              <table:table-cell office:value-type="float" office:value="0.043608">
                <text:p>0.043608</text:p>
              </table:table-cell>
            </table:table-row>
            <table:table-row>
              <table:table-cell office:value-type="string"/>
              <table:table-cell office:value-type="float" office:value="0.029641">
                <text:p>0.029641</text:p>
              </table:table-cell>
            </table:table-row>
            <table:table-row>
              <table:table-cell office:value-type="string"/>
              <table:table-cell office:value-type="float" office:value="0.022619">
                <text:p>0.022619</text:p>
              </table:table-cell>
            </table:table-row>
            <table:table-row>
              <table:table-cell office:value-type="string"/>
              <table:table-cell office:value-type="float" office:value="0.029596">
                <text:p>0.029596</text:p>
              </table:table-cell>
            </table:table-row>
            <table:table-row>
              <table:table-cell office:value-type="string"/>
              <table:table-cell office:value-type="float" office:value="0.029724">
                <text:p>0.029724</text:p>
              </table:table-cell>
            </table:table-row>
            <table:table-row>
              <table:table-cell office:value-type="string"/>
              <table:table-cell office:value-type="float" office:value="0.025679">
                <text:p>0.025679</text:p>
              </table:table-cell>
            </table:table-row>
            <table:table-row>
              <table:table-cell office:value-type="string"/>
              <table:table-cell office:value-type="float" office:value="0.022486">
                <text:p>0.022486</text:p>
              </table:table-cell>
            </table:table-row>
            <table:table-row>
              <table:table-cell office:value-type="string"/>
              <table:table-cell office:value-type="float" office:value="0.02664">
                <text:p>0.02664</text:p>
              </table:table-cell>
            </table:table-row>
            <table:table-row>
              <table:table-cell office:value-type="string"/>
              <table:table-cell office:value-type="float" office:value="0.02706">
                <text:p>0.02706</text:p>
              </table:table-cell>
            </table:table-row>
            <table:table-row>
              <table:table-cell office:value-type="string"/>
              <table:table-cell office:value-type="float" office:value="0.024146">
                <text:p>0.024146</text:p>
              </table:table-cell>
            </table:table-row>
            <table:table-row>
              <table:table-cell office:value-type="string"/>
              <table:table-cell office:value-type="float" office:value="0.022723">
                <text:p>0.022723</text:p>
              </table:table-cell>
            </table:table-row>
            <table:table-row>
              <table:table-cell office:value-type="string"/>
              <table:table-cell office:value-type="float" office:value="0.025431">
                <text:p>0.025431</text:p>
              </table:table-cell>
            </table:table-row>
            <table:table-row>
              <table:table-cell office:value-type="string"/>
              <table:table-cell office:value-type="float" office:value="0.025442">
                <text:p>0.025442</text:p>
              </table:table-cell>
            </table:table-row>
            <table:table-row>
              <table:table-cell office:value-type="string"/>
              <table:table-cell office:value-type="float" office:value="0.023873">
                <text:p>0.023873</text:p>
              </table:table-cell>
            </table:table-row>
            <table:table-row>
              <table:table-cell office:value-type="string"/>
              <table:table-cell office:value-type="float" office:value="0.022945">
                <text:p>0.0229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